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4.722cm" style:use-optimal-column-width="false"/>
    </style:style>
    <style:style style:name="co4" style:family="table-column">
      <style:table-column-properties style:column-width="4.72cm" style:use-optimal-column-width="false"/>
    </style:style>
    <style:style style:name="co5" style:family="table-column">
      <style:table-column-properties style:column-width="5.509cm" style:use-optimal-column-width="false"/>
    </style:style>
    <style:style style:name="co6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4pt" style:font-size-asian="44pt" style:font-size-complex="4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1  ...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8 <text:s/>...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3  ...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5  ...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0  ... 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cm" svg:height="1.5cm" svg:x="30cm" svg:y="0.5cm">
          <draw:text-box>
            <text:p>S2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5  <text:s/>6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0  <text:s/>1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3  <text:s/>4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7  <text:s/>8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2  <text:s/>3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6  <text:s/>7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4  <text:s/>5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8  <text:s/>9  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cm" svg:height="1.5cm" svg:x="30cm" svg:y="0.5cm">
          <draw:text-box>
            <text:p>S3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2  ...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6  ...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5 <text:s/>... <text:s/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4  ... 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<text:s/></text:span><text:span text:style-name="T1">8  ... 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7  ...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3  ...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<text:s/></text:span><text:span text:style-name="T1">9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>
                <text:p text:style-name="P1"><text:span text:style-name="T3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2cm" svg:height="1.5cm" svg:x="30cm" svg:y="0.5cm">
          <draw:text-box>
            <text:p>S4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9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<text:s/></text:span><text:span text:style-name="T1">2+3</text:span></text:p>
              </table:table-cell>
              <table:table-cell>
                <text:p text:style-name="P1"><text:span text:style-name="T2">0+3</text:span></text:p>
              </table:table-cell>
            </table:table-row>
            <table:table-row table:style-name="ro3">
              <table:table-cell table:style-name="ce3">
                <text:p text:style-name="P1"><text:span text:style-name="T2">1+4</text:span></text:p>
              </table:table-cell>
              <table:table-cell table:style-name="ce4">
                <text:p text:style-name="P1"><text:span text:style-name="T2">3+1</text:span></text:p>
              </table:table-cell>
              <table:table-cell table:style-name="ce5">
                <text:p text:style-name="P1"><text:span text:style-name="T2">2+4</text:span></text:p>
              </table:table-cell>
            </table:table-row>
            <table:table-row table:style-name="ro3">
              <table:table-cell table:style-name="ce3">
                <text:p text:style-name="P1"><text:span text:style-name="T2">1+2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1"><text:span text:style-name="T2">2+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0" draw:text-style-name="P4" draw:layer="layout" svg:width="0.882cm" svg:height="0.882cm" svg:x="26.482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882cm" svg:height="0.883cm" svg:x="25.5cm" svg:y="1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882cm" svg:height="0.882cm" svg:x="25.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.74cm" svg:y="3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77cm" svg:height="0.977cm" svg:x="4.977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5.046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977cm" svg:height="0.977cm" svg:x="4cm" svg:y="13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882cm" svg:height="0.883cm" svg:x="5.11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882cm" svg:height="0.882cm" svg:x="5.118cm" svg:y="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3.939cm" svg:y="2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3.939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977cm" svg:height="0.977cm" svg:x="5.19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977cm" svg:height="0.977cm" svg:x="5.199cm" svg:y="8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draw:transform="rotate (-1.5707963267949) translate (3.477cm 8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draw:transform="rotate (-1.5707963267949) translate (3.477cm 9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977cm" svg:height="0.977cm" svg:x="26.023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.014cm" svg:y="1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881cm" svg:height="0.882cm" svg:x="5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882cm" svg:height="0.882cm" svg:x="4.119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23.61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23.61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882cm" svg:height="0.882cm" svg:x="4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881cm" svg:height="0.882cm" svg:x="5.119cm" svg:y="1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0.882cm" svg:height="0.882cm" svg:x="25.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882cm" svg:height="0.882cm" svg:x="25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svg:x="30.5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30.5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882cm" svg:height="0.881cm" svg:x="25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24.23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882cm" svg:height="0.881cm" svg:x="26.118cm" svg:y="1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frame draw:style-name="gr8" draw:layer="layout" svg:width="1.171cm" svg:height="0.962cm" svg:x="30cm" svg:y="0cm">
          <draw:text-box>
            <text:p>s6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0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custom-shape draw:style-name="gr29" draw:text-style-name="P4" draw:layer="layout" svg:width="0.882cm" svg:height="0.882cm" svg:x="13.982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882cm" svg:height="0.882cm" svg:x="7.481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882cm" svg:height="0.883cm" svg:x="13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0.882cm" svg:height="0.882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1cm" svg:height="0.882cm" draw:transform="rotate (-1.5707963267949) translate (11.245cm 7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18.7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0.977cm" svg:height="0.977cm" svg:x="15.523cm" svg:y="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3cm" draw:transform="rotate (-1.5707963267949) translate (10.246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8.523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0.977cm" svg:height="0.977cm" svg:x="14.546cm" svg:y="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882cm" svg:height="0.883cm" svg:x="21.118cm" svg:y="1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0.882cm" svg:height="0.882cm" svg:x="21.118cm" svg:y="12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7.416cm" svg:y="10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7.416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0.882cm" svg:height="0.881cm" svg:x="7.481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0.883cm" svg:height="0.881cm" svg:x="8.48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0.977cm" svg:height="0.977cm" svg:x="18.336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977cm" svg:height="0.977cm" svg:x="18.336cm" svg:y="1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21.10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0.977cm" svg:height="0.977cm" svg:x="9.5cm" svg:y="1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977cm" svg:height="0.977cm" svg:x="1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draw:transform="rotate (-1.5707963267949) translate (11.245cm 8.1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81cm" svg:height="0.882cm" svg:x="16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0.882cm" svg:height="0.882cm" svg:x="15.105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18.117cm" svg:y="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3cm" svg:height="0.882cm" svg:x="18.11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0.882cm" svg:height="0.882cm" svg:x="15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881cm" svg:height="0.882cm" svg:x="16.105cm" svg:y="10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0.882cm" svg:height="0.882cm" svg:x="9.382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0.882cm" svg:height="0.882cm" svg:x="9.382cm" svg:y="1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2cm" svg:x="7.5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82cm" svg:height="0.881cm" svg:x="7.5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draw:layer="layout" svg:width="0.882cm" svg:height="0.881cm" svg:x="9.382cm" svg:y="1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881cm" svg:height="0.882cm" svg:x="21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draw:layer="layout" svg:width="0.882cm" svg:height="0.882cm" svg:x="20.1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882cm" svg:height="0.882cm" svg:x="20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881cm" svg:height="0.882cm" svg:x="21.1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frame draw:style-name="gr8" draw:layer="layout" svg:width="1.171cm" svg:height="0.962cm" svg:x="30cm" svg:y="0cm">
          <draw:text-box>
            <text:p>s7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1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5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g>
          <draw:custom-shape draw:style-name="gr53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4cm" svg:x="9.52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5cm" svg:height="0.396cm" svg:x="10.316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20.655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20.969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21.443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21.918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18.001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8.315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3cm" svg:height="0.396cm" svg:x="18.7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9.263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9.263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8.315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6cm" svg:x="6.936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7.25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3cm" svg:height="0.396cm" svg:x="7.72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8.198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8.198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7.25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5cm" svg:x="9.5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9.8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5cm" svg:x="10.7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6cm" svg:x="15.094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5.408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5.882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4cm" svg:x="16.35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6cm" svg:x="16.35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15.408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6cm" svg:height="1.976cm" svg:x="12.5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2.81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3.2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6cm" svg:x="13.765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6cm" svg:x="13.765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2.817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5cm" svg:x="1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5.31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4cm" svg:x="16.26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5cm" svg:x="16.264cm" svg:y="11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15.314cm" svg:y="1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9.655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9.969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4cm" svg:x="10.91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10.91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9.969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7cm" svg:x="7.001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7.315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3cm" svg:height="0.394cm" svg:x="7.7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8.263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8.263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7.315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20.655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20.969cm" svg:y="11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21.918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6cm" svg:x="18.001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8.315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3cm" svg:height="0.396cm" svg:x="18.79cm" svg:y="11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9.263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9.263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5cm" svg:x="18.315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5cm" svg:x="15.0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15.33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5cm" svg:x="16.28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4cm" svg:x="12.525cm" svg:y="6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5cm" svg:height="0.396cm" svg:x="13.315cm" svg:y="7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4cm" svg:x="7cm" svg:y="11.0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3" draw:text-style-name="P1" draw:layer="layout" svg:width="1.975cm" svg:height="1.974cm" svg:x="12.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5cm" svg:height="0.396cm" svg:x="13.29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20.5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20.814cm" svg:y="15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21.288cm" svg:y="16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21.763cm" svg:y="1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4cm" svg:x="18cm" svg:y="15.52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5cm" svg:height="0.396cm" svg:x="18.79cm" svg:y="1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frame draw:style-name="gr8" draw:layer="layout" svg:width="1.171cm" svg:height="0.962cm" svg:x="30cm" svg:y="0cm">
          <draw:text-box>
            <text:p>s8</text:p>
          </draw:text-box>
        </draw:frame>
        <draw:custom-shape draw:style-name="gr2" draw:text-style-name="P3" draw:layer="layout" svg:width="4cm" svg:height="3.314cm" svg:x="24.2cm" svg:y="2.486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7.153cm">
          <text:p text:style-name="P1"><text:span text:style-name="T2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1.819cm">
          <text:p text:style-name="P1"><text:span text:style-name="T2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24.2cm" svg:y="16.486cm">
          <text:p text:style-name="P1"><text:span text:style-name="T2">3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.314cm" svg:x="1.5cm" svg:y="2.5cm">
          <text:p text:style-name="P1"><text:span text:style-name="T2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7.167cm">
          <text:p text:style-name="P1"><text:span text:style-name="T2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1.833cm">
          <text:p text:style-name="P1"><text:span text:style-name="T2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3.314cm" svg:x="1.5cm" svg:y="16.5cm">
          <text:p text:style-name="P1"><text:span text:style-name="T2">4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3" table:default-cell-style-name="ce3">
              <table:table-cell/>
              <table:table-cell table:style-name="ce4">
                <text:p text:style-name="P1"><text:span text:style-name="T1"><text:s/></text:span></text:p>
              </table:table-cell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g>
          <draw:custom-shape draw:style-name="gr53" draw:text-style-name="P1" draw:layer="layout" svg:width="1.975cm" svg:height="1.976cm" svg:x="32.5cm" svg:y="1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2.81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3.288cm" svg:y="1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4cm" svg:x="33.76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6cm" svg:x="33.764cm" svg:y="1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32.814cm" svg:y="14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5cm" svg:height="1.975cm" svg:x="36.5cm" svg:y="10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4cm" svg:x="36.814cm" svg:y="10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7.288cm" svg:y="10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4cm" svg:height="0.395cm" svg:x="37.764cm" svg:y="11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32.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2.8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33.7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974cm" svg:height="1.975cm" svg:x="35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6cm" svg:height="0.396cm" svg:x="35.314cm" svg:y="17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95cm" svg:height="0.395cm" svg:x="36.263cm" svg:y="18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3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cm" svg:y="2.5cm">
          <text:p text:style-name="P1"><text:span text:style-name="T1">...  6  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 text:style-name="P1"><text:span text:style-name="T1">...  2  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 text:style-name="P1"><text:span text:style-name="T1"><text:s/></text:span><text:span text:style-name="T1">...  8   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 text:style-name="P1"><text:span text:style-name="T1">...  4  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 text:style-name="P1"><text:span text:style-name="T1">...  3  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 text:style-name="P1"><text:span text:style-name="T1"><text:s/></text:span><text:span text:style-name="T1">...  9 <text:s/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 text:style-name="P1"><text:span text:style-name="T1">...  7  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 text:style-name="P1"><text:span text:style-name="T1">...  10  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7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layer="layout" svg:width="2cm" svg:height="1.5cm" svg:x="30cm" svg:y="0.5cm">
          <draw:text-box>
            <text:p>S9</text:p>
          </draw:text-box>
        </draw:frame>
        <draw:g>
          <draw:line draw:style-name="gr4" draw:text-style-name="P1" draw:layer="layout" svg:x1="4cm" svg:y1="2.5cm" svg:x2="4cm" svg:y2="6.5cm">
            <text:p/>
          </draw:line>
          <draw:line draw:style-name="gr4" draw:text-style-name="P1" draw:layer="layout" svg:x1="6.5cm" svg:y1="2.5cm" svg:x2="6.5cm" svg:y2="6.5cm">
            <text:p/>
          </draw:line>
        </draw:g>
        <draw:g>
          <draw:line draw:style-name="gr4" draw:text-style-name="P1" draw:layer="layout" svg:x1="4cm" svg:y1="7.1cm" svg:x2="4cm" svg:y2="11.1cm">
            <text:p/>
          </draw:line>
          <draw:line draw:style-name="gr4" draw:text-style-name="P1" draw:layer="layout" svg:x1="6.5cm" svg:y1="7.1cm" svg:x2="6.5cm" svg:y2="11.1cm">
            <text:p/>
          </draw:line>
        </draw:g>
        <draw:g>
          <draw:line draw:style-name="gr4" draw:text-style-name="P1" draw:layer="layout" svg:x1="4cm" svg:y1="11.5cm" svg:x2="4cm" svg:y2="15.5cm">
            <text:p/>
          </draw:line>
          <draw:line draw:style-name="gr4" draw:text-style-name="P1" draw:layer="layout" svg:x1="6.5cm" svg:y1="11.5cm" svg:x2="6.5cm" svg:y2="15.5cm">
            <text:p/>
          </draw:line>
        </draw:g>
        <draw:g>
          <draw:line draw:style-name="gr4" draw:text-style-name="P1" draw:layer="layout" svg:x1="4cm" svg:y1="16cm" svg:x2="4cm" svg:y2="20cm">
            <text:p/>
          </draw:line>
          <draw:line draw:style-name="gr4" draw:text-style-name="P1" draw:layer="layout" svg:x1="6.5cm" svg:y1="16cm" svg:x2="6.5cm" svg:y2="20cm">
            <text:p/>
          </draw:line>
        </draw:g>
        <draw:g>
          <draw:line draw:style-name="gr4" draw:text-style-name="P1" draw:layer="layout" svg:x1="23.1cm" svg:y1="2.5cm" svg:x2="23.1cm" svg:y2="6.5cm">
            <text:p/>
          </draw:line>
          <draw:line draw:style-name="gr4" draw:text-style-name="P1" draw:layer="layout" svg:x1="25.6cm" svg:y1="2.5cm" svg:x2="25.6cm" svg:y2="6.5cm">
            <text:p/>
          </draw:line>
        </draw:g>
        <draw:g>
          <draw:line draw:style-name="gr4" draw:text-style-name="P1" draw:layer="layout" svg:x1="23.1cm" svg:y1="7.1cm" svg:x2="23.1cm" svg:y2="11.1cm">
            <text:p/>
          </draw:line>
          <draw:line draw:style-name="gr4" draw:text-style-name="P1" draw:layer="layout" svg:x1="25.6cm" svg:y1="7.1cm" svg:x2="25.6cm" svg:y2="11.1cm">
            <text:p/>
          </draw:line>
        </draw:g>
        <draw:g>
          <draw:line draw:style-name="gr4" draw:text-style-name="P1" draw:layer="layout" svg:x1="23.1cm" svg:y1="11.5cm" svg:x2="23.1cm" svg:y2="15.5cm">
            <text:p/>
          </draw:line>
          <draw:line draw:style-name="gr4" draw:text-style-name="P1" draw:layer="layout" svg:x1="25.6cm" svg:y1="11.5cm" svg:x2="25.6cm" svg:y2="15.5cm">
            <text:p/>
          </draw:line>
        </draw:g>
        <draw:g>
          <draw:line draw:style-name="gr4" draw:text-style-name="P1" draw:layer="layout" svg:x1="23.1cm" svg:y1="16cm" svg:x2="23.1cm" svg:y2="20cm">
            <text:p/>
          </draw:line>
          <draw:line draw:style-name="gr4" draw:text-style-name="P1" draw:layer="layout" svg:x1="25.6cm" svg:y1="16cm" svg:x2="25.6cm" svg:y2="20cm">
            <text:p/>
          </draw:line>
        </draw:g>
        <draw:frame draw:style-name="gr5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frame draw:style-name="gr55" draw:text-style-name="P5" draw:layer="layout" svg:width="1.864cm" svg:height="1.865cm" svg:x="23.136cm" svg:y="17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26.401cm" svg:y="8.64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8" draw:layer="layout" svg:width="1.171cm" svg:height="0.962cm" svg:x="30cm" svg:y="0cm">
          <draw:text-box>
            <text:p>s3</text:p>
          </draw:text-box>
        </draw:frame>
        <draw:custom-shape draw:style-name="gr9" draw:text-style-name="P3" draw:layer="layout" svg:width="5.2cm" svg:height="3.314cm" svg:x="23cm" svg:y="2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7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1.8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2cm" svg:height="3.314cm" svg:x="23cm" svg:y="16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5.5cm" svg:height="3.31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7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1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5cm" svg:height="3.314cm" svg:x="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2">0+2</text:span></text:p>
              </table:table-cell>
              <table:table-cell table:style-name="ce4">
                <text:p text:style-name="P1"><text:span text:style-name="T1">2+1+1</text:span></text:p>
              </table:table-cell>
              <table:table-cell>
                <text:p text:style-name="P1"><text:span text:style-name="T2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2+1</text:span></text:p>
              </table:table-cell>
              <table:table-cell table:style-name="ce4">
                <text:p text:style-name="P1"><text:span text:style-name="T2">2+1</text:span></text:p>
              </table:table-cell>
              <table:table-cell table:style-name="ce5">
                <text:p text:style-name="P1"><text:span text:style-name="T2">0+1</text:span></text:p>
              </table:table-cell>
            </table:table-row>
            <table:table-row table:style-name="ro3">
              <table:table-cell table:style-name="ce6">
                <text:p text:style-name="P7"><text:span text:style-name="T1">1+1+1</text:span></text:p>
              </table:table-cell>
              <table:table-cell table:style-name="ce4">
                <text:p text:style-name="P1"><text:span text:style-name="T2">1+1</text:span></text:p>
              </table:table-cell>
              <table:table-cell table:style-name="ce5">
                <text:p text:style-name="P3"><text:span text:style-name="T2">1+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5" draw:text-style-name="P5" draw:layer="layout" svg:width="1.864cm" svg:height="1.865cm" svg:x="23.5cm" svg:y="12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4.9cm" svg:y="3.5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2.443cm" svg:y="3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25.636cm" svg:y="3.4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25.636cm" svg:y="12.6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24.8cm" svg:y="7.353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2.301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4.5cm" svg:y="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4.5cm" svg:y="17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23.101cm" svg:y="8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1.701cm" svg:y="13.1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24.6cm" svg:y="16.63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5cm" svg:y="13.2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32.835cm" svg:y="1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30.5cm" svg:y="1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3.401cm" svg:y="12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26.199cm" svg:y="17.9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frame draw:style-name="gr8" draw:layer="layout" svg:width="1.171cm" svg:height="0.962cm" svg:x="30cm" svg:y="0cm">
          <draw:text-box>
            <text:p>s5</text:p>
          </draw:text-box>
        </draw:frame>
        <draw:custom-shape draw:style-name="gr2" draw:text-style-name="P3" draw:layer="layout" svg:width="5.2cm" svg:height="3.314cm" svg:x="23cm" svg:y="2.486cm">
          <text:p text:style-name="P1"><text:span text:style-name="T2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7.153cm">
          <text:p text:style-name="P1"><text:span text:style-name="T2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1.819cm">
          <text:p text:style-name="P1"><text:span text:style-name="T2">2+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2cm" svg:height="3.314cm" svg:x="23cm" svg:y="16.486cm">
          <text:p text:style-name="P1"><text:span text:style-name="T1">1+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15cm" svg:x="7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3.314cm" svg:x="1.5cm" svg:y="2.5cm">
          <text:p text:style-name="P1"><text:span text:style-name="T2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7.167cm">
          <text:p text:style-name="P1"><text:span text:style-name="T2">2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1.833cm">
          <text:p text:style-name="P1"><text:span text:style-name="T1">1+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3.314cm" svg:x="1.5cm" svg:y="16.5cm">
          <text:p text:style-name="P1"><text:span text:style-name="T2">0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4.163cm" svg:height="13.613cm" svg:x="7.929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 table:style-name="ce4"/>
              <table:table-cell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  <table:table-row table:style-name="ro3"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55" draw:text-style-name="P5" draw:layer="layout" svg:width="1.864cm" svg:height="1.865cm" svg:x="17.699cm" svg:y="1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15.157cm" svg:y="6.0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13cm" svg:y="6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9.5cm" svg:y="6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19.636cm" svg:y="15.9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18cm" svg:y="6.28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14.301cm" svg:y="11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20cm" svg:y="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12.803cm" svg:y="16.419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15.101cm" svg:y="16.5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10.5cm" svg:y="14.5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14.002cm" svg:y="14.5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8.138cm" svg:y="10.1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10.801cm" svg:y="10.216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6" draw:layer="layout" svg:width="1.699cm" svg:height="1.719cm" svg:x="19.9cm" svg:y="11.728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18.699cm" svg:y="10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6" draw:layer="layout" svg:width="1.699cm" svg:height="1.719cm" svg:x="17.5cm" svg:y="11.947cm">
          <draw:image xlink:href="Pictures/10000000000000A0000000A265565B48.jpg" xlink:type="simple" xlink:show="embed" xlink:actuate="onLoad">
            <text:p text:style-name="P1"><text:span text:style-name="T6">1 </text:span></text:p>
          </draw:image>
        </draw:frame>
        <draw:frame draw:style-name="gr55" draw:text-style-name="P5" draw:layer="layout" svg:width="1.864cm" svg:height="1.865cm" svg:x="9.536cm" svg:y="12.03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6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6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6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5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7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5" draw:layer="layout" svg:width="1.864cm" svg:height="1.865cm" svg:x="8.238cm" svg:y="14.5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  <draw:frame draw:style-name="gr55" draw:text-style-name="P5" draw:layer="layout" svg:width="1.864cm" svg:height="1.865cm" svg:x="9.436cm" svg:y="16.4cm">
          <draw:image xlink:href="Pictures/100000000000021F0000021FC645662D.jpg" xlink:type="simple" xlink:show="embed" xlink:actuate="onLoad">
            <text:p text:style-name="P1"><text:span text:style-name="T4">2</text:span><text:span text:style-name="T5"> 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C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2:19:42</dc:date>
    <meta:editing-duration>P1DT1H1M32S</meta:editing-duration>
    <meta:editing-cycles>125</meta:editing-cycles>
    <meta:generator>LibreOffice/3.5$Linux_X86_64 LibreOffice_project/350m1$Build-2</meta:generator>
    <meta:print-date>2012-08-06T20:09:53</meta:print-date>
    <meta:document-statistic meta:object-count="663"/>
  </office:meta>
</office:document-meta>
</file>